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2.5cm" loext:softedge="visible" loext:softedge-radius="0.6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7.5cm" svg:x="4.5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meta>
    <dc:date>2020-05-08T20:52:30.084000000</dc:date>
    <meta:editing-duration>PT9S</meta:editing-duration>
    <meta:editing-cycles>1</meta:editing-cycles>
    <meta:generator>LibreOfficeDev/7.0.0.0.alpha1$Windows_X86_64 LibreOffice_project/3182a9de6e318af7bcb8e218aa72519a7eb0e3fc</meta:generator>
    <meta:document-statistic meta:object-count="1"/>
  </office:meta>
</office:document-meta>
</file>